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5.609cm"/>
    </style:style>
    <style:style style:name="Tabela2.B" style:family="table-column">
      <style:table-column-properties style:column-width="5.662cm"/>
    </style:style>
    <style:style style:name="Tabela2.C" style:family="table-column">
      <style:table-column-properties style:column-width="5.689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5" style:family="table">
      <style:table-properties style:width="16.96cm" fo:margin-left="0.064cm" table:align="left"/>
    </style:style>
    <style:style style:name="Tabela5.A" style:family="table-column">
      <style:table-column-properties style:column-width="5.609cm"/>
    </style:style>
    <style:style style:name="Tabela5.B" style:family="table-column">
      <style:table-column-properties style:column-width="5.662cm"/>
    </style:style>
    <style:style style:name="Tabela5.C" style:family="table-column">
      <style:table-column-properties style:column-width="5.689cm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C1" style:family="table-cell">
      <style:table-cell-properties fo:padding="0.097cm" fo:border="0.5pt solid #000000"/>
    </style:style>
    <style:style style:name="Tabela3" style:family="table">
      <style:table-properties style:width="16.96cm" fo:margin-left="0.064cm" table:align="left"/>
    </style:style>
    <style:style style:name="Tabela3.A" style:family="table-column">
      <style:table-column-properties style:column-width="5.609cm"/>
    </style:style>
    <style:style style:name="Tabela3.B" style:family="table-column">
      <style:table-column-properties style:column-width="5.662cm"/>
    </style:style>
    <style:style style:name="Tabela3.C" style:family="table-column">
      <style:table-column-properties style:column-width="5.689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="0.5pt solid #000000"/>
    </style:style>
    <style:style style:name="Tabela4" style:family="table">
      <style:table-properties style:width="16.96cm" fo:margin-left="0.064cm" table:align="left"/>
    </style:style>
    <style:style style:name="Tabela4.A" style:family="table-column">
      <style:table-column-properties style:column-width="5.609cm"/>
    </style:style>
    <style:style style:name="Tabela4.B" style:family="table-column">
      <style:table-column-properties style:column-width="5.662cm"/>
    </style:style>
    <style:style style:name="Tabela4.C" style:family="table-column">
      <style:table-column-properties style:column-width="5.689cm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C1" style:family="table-cell">
      <style:table-cell-properties fo:padding="0.097cm" fo:border="0.5pt solid #000000"/>
    </style:style>
    <style:style style:name="P1" style:family="paragraph" style:parent-style-name="Heading_20_1" style:list-style-name="">
      <style:paragraph-properties fo:margin-left="0cm" fo:margin-right="0cm" fo:line-height="100%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Heading_20_1">
      <style:paragraph-properties fo:margin-left="0cm" fo:margin-right="0cm" fo:line-height="100%" fo:text-indent="0cm" style:auto-text-indent="false"/>
      <style:text-properties officeooo:paragraph-rsid="0029b922"/>
    </style:style>
    <style:style style:name="P3" style:family="paragraph" style:parent-style-name="Heading_20_1">
      <style:paragraph-properties fo:margin-left="0cm" fo:margin-right="0cm" fo:line-height="100%" fo:text-indent="0cm" style:auto-text-indent="false"/>
      <style:text-properties officeooo:paragraph-rsid="002bf984"/>
    </style:style>
    <style:style style:name="P4" style:family="paragraph" style:parent-style-name="Heading_20_1" style:list-style-name="">
      <style:paragraph-properties fo:margin-left="0cm" fo:margin-right="0cm" fo:line-height="100%" fo:text-indent="0cm" style:auto-text-indent="false"/>
      <style:text-properties officeooo:paragraph-rsid="002971db"/>
    </style:style>
    <style:style style:name="P5" style:family="paragraph" style:parent-style-name="Standard" style:list-style-name="L7">
      <style:paragraph-properties fo:margin-left="0cm" fo:margin-right="0cm" fo:line-height="100%" fo:text-indent="-0.635cm" style:auto-text-indent="false"/>
      <style:text-properties fo:font-weight="normal" officeooo:rsid="0029b922" officeooo:paragraph-rsid="002bf984" style:font-weight-asian="normal" style:font-weight-complex="normal"/>
    </style:style>
    <style:style style:name="P6" style:family="paragraph" style:parent-style-name="Standard" style:list-style-name="L8">
      <style:paragraph-properties fo:margin-left="0cm" fo:margin-right="0cm" fo:margin-top="0cm" fo:margin-bottom="0cm" style:contextual-spacing="false" fo:line-height="100%" fo:text-indent="-0.635cm" style:auto-text-indent="false"/>
      <style:text-properties fo:font-weight="normal" officeooo:paragraph-rsid="0029b922" style:font-weight-asian="normal" style:font-weight-complex="normal"/>
    </style:style>
    <style:style style:name="P7" style:family="paragraph" style:parent-style-name="Standard" style:list-style-name="L7">
      <style:paragraph-properties fo:margin-left="0cm" fo:margin-right="0cm" fo:margin-top="0cm" fo:margin-bottom="0cm" style:contextual-spacing="false" fo:line-height="100%" fo:text-indent="-0.635cm" style:auto-text-indent="false"/>
      <style:text-properties fo:font-weight="normal" officeooo:paragraph-rsid="002bf984" style:font-weight-asian="normal" style:font-weight-complex="normal"/>
    </style:style>
    <style:style style:name="P8" style:family="paragraph" style:parent-style-name="Standard" style:list-style-name="L4">
      <style:paragraph-properties fo:margin-left="0cm" fo:margin-right="0cm" fo:line-height="100%" fo:text-indent="0cm" style:auto-text-indent="false"/>
      <style:text-properties fo:font-weight="normal" officeooo:paragraph-rsid="0026c5e2" style:font-weight-asian="normal" style:font-weight-complex="normal"/>
    </style:style>
    <style:style style:name="P9" style:family="paragraph" style:parent-style-name="Standard">
      <style:paragraph-properties fo:line-height="100%"/>
      <style:text-properties officeooo:paragraph-rsid="002da753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officeooo:paragraph-rsid="0026c5e2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officeooo:paragraph-rsid="0029b922"/>
    </style:style>
    <style:style style:name="P12" style:family="paragraph" style:parent-style-name="Standard" style:list-style-name="L7">
      <style:paragraph-properties fo:margin-left="0cm" fo:margin-right="0cm" fo:line-height="100%" fo:text-indent="-0.635cm" style:auto-text-indent="false"/>
      <style:text-properties officeooo:paragraph-rsid="002bf984"/>
    </style:style>
    <style:style style:name="P13" style:family="paragraph" style:parent-style-name="Standard" style:list-style-name="L3">
      <style:paragraph-properties fo:line-height="100%"/>
      <style:text-properties officeooo:paragraph-rsid="00192522"/>
    </style:style>
    <style:style style:name="P14" style:family="paragraph" style:parent-style-name="Standard" style:list-style-name="L4">
      <style:paragraph-properties fo:margin-left="0cm" fo:margin-right="0cm" fo:line-height="100%" fo:text-indent="0cm" style:auto-text-indent="false"/>
      <style:text-properties officeooo:paragraph-rsid="0026c5e2"/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officeooo:paragraph-rsid="002e24cf"/>
    </style:style>
    <style:style style:name="P16" style:family="paragraph" style:parent-style-name="Standard">
      <style:paragraph-properties fo:line-height="100%"/>
      <style:text-properties officeooo:paragraph-rsid="002e24cf"/>
    </style:style>
    <style:style style:name="P17" style:family="paragraph" style:parent-style-name="Standard" style:list-style-name="L11">
      <style:paragraph-properties fo:line-height="100%"/>
      <style:text-properties officeooo:paragraph-rsid="002e24cf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fo:font-size="12pt" fo:font-weight="bold" officeooo:rsid="00192522" officeooo:paragraph-rsid="0026c5e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fo:font-weight="bold" officeooo:rsid="00192522" officeooo:paragraph-rsid="002971d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line-height="100%" fo:text-indent="0cm" style:auto-text-indent="false"/>
      <style:text-properties fo:font-size="12pt" fo:font-weight="bold" officeooo:rsid="00192522" officeooo:paragraph-rsid="0029b92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00%"/>
      <style:text-properties fo:font-size="12pt" fo:font-weight="bold" officeooo:rsid="00192522" officeooo:paragraph-rsid="0029b92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line-height="100%" fo:text-indent="0cm" style:auto-text-indent="false"/>
      <style:text-properties fo:font-size="12pt" fo:font-weight="bold" officeooo:rsid="00192522" officeooo:paragraph-rsid="002bf984" style:font-size-asian="12pt" style:font-weight-asian="bold" style:font-size-complex="12pt" style:font-weight-complex="bold"/>
    </style:style>
    <style:style style:name="P23" style:family="paragraph" style:parent-style-name="Standard" style:list-style-name="L4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fo:font-weight="bold" officeooo:rsid="00192522" officeooo:paragraph-rsid="0026c5e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officeooo:paragraph-rsid="0029b922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paragraph-rsid="0029b922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paragraph-rsid="002bf984" style:font-size-asian="12pt" style:font-size-complex="12pt"/>
    </style:style>
    <style:style style:name="P27" style:family="paragraph" style:parent-style-name="Standard" style:list-style-name="L8">
      <style:paragraph-properties fo:margin-left="0cm" fo:margin-right="0cm" fo:line-height="100%" fo:text-indent="-0.635cm" style:auto-text-indent="false"/>
      <style:text-properties fo:font-size="12pt" officeooo:paragraph-rsid="0029b922" style:font-size-asian="12pt" style:font-size-complex="12pt"/>
    </style:style>
    <style:style style:name="P28" style:family="paragraph" style:parent-style-name="Standard" style:list-style-name="L7">
      <style:paragraph-properties fo:margin-left="0cm" fo:margin-right="0cm" fo:line-height="100%" fo:text-indent="-0.635cm" style:auto-text-indent="false"/>
      <style:text-properties fo:font-size="12pt" officeooo:paragraph-rsid="002bf984" style:font-size-asian="12pt" style:font-size-complex="12pt"/>
    </style:style>
    <style:style style:name="P29" style:family="paragraph" style:parent-style-name="Text_20_body">
      <style:paragraph-properties fo:line-height="100%"/>
      <style:text-properties fo:font-weight="normal" officeooo:paragraph-rsid="002aea7c" style:font-weight-asian="normal" style:font-weight-complex="normal"/>
    </style:style>
    <style:style style:name="P30" style:family="paragraph" style:parent-style-name="Text_20_body" style:list-style-name="L2">
      <style:paragraph-properties fo:line-height="100%"/>
      <style:text-properties fo:font-weight="normal" officeooo:paragraph-rsid="002bf984" style:font-weight-asian="normal" style:font-weight-complex="normal"/>
    </style:style>
    <style:style style:name="P31" style:family="paragraph" style:parent-style-name="Text_20_body" style:list-style-name="L3">
      <style:paragraph-properties fo:line-height="100%"/>
      <style:text-properties fo:font-weight="normal" officeooo:paragraph-rsid="002bf984" style:font-weight-asian="normal" style:font-weight-complex="normal"/>
    </style:style>
    <style:style style:name="P32" style:family="paragraph" style:parent-style-name="Text_20_body" style:list-style-name="L3">
      <style:paragraph-properties fo:margin-top="0cm" fo:margin-bottom="0cm" style:contextual-spacing="false" fo:line-height="100%"/>
      <style:text-properties fo:font-weight="normal" officeooo:paragraph-rsid="001cca25" style:font-weight-asian="normal" style:font-weight-complex="normal"/>
    </style:style>
    <style:style style:name="P33" style:family="paragraph" style:parent-style-name="Text_20_body" style:list-style-name="L13">
      <style:paragraph-properties fo:margin-top="0cm" fo:margin-bottom="0cm" style:contextual-spacing="false" fo:line-height="100%"/>
      <style:text-properties fo:font-weight="normal" officeooo:paragraph-rsid="002da753" style:font-weight-asian="normal" style:font-weight-complex="normal"/>
    </style:style>
    <style:style style:name="P34" style:family="paragraph" style:parent-style-name="Text_20_body" style:list-style-name="L3">
      <style:paragraph-properties fo:margin-top="0cm" fo:margin-bottom="0cm" style:contextual-spacing="false" fo:line-height="100%"/>
      <style:text-properties fo:font-weight="bold" officeooo:paragraph-rsid="002bf984" style:font-weight-asian="bold" style:font-weight-complex="bold"/>
    </style:style>
    <style:style style:name="P35" style:family="paragraph" style:parent-style-name="Text_20_body">
      <style:paragraph-properties fo:line-height="100%"/>
      <style:text-properties officeooo:paragraph-rsid="002aea7c"/>
    </style:style>
    <style:style style:name="P36" style:family="paragraph" style:parent-style-name="Text_20_body">
      <style:paragraph-properties fo:line-height="100%"/>
      <style:text-properties officeooo:paragraph-rsid="002da753"/>
    </style:style>
    <style:style style:name="P37" style:family="paragraph" style:parent-style-name="Text_20_body">
      <style:paragraph-properties fo:line-height="100%"/>
      <style:text-properties officeooo:paragraph-rsid="002bf984"/>
    </style:style>
    <style:style style:name="P38" style:family="paragraph" style:parent-style-name="Text_20_body" style:list-style-name="L4">
      <style:paragraph-properties fo:margin-top="0cm" fo:margin-bottom="0cm" style:contextual-spacing="false" fo:line-height="100%"/>
      <style:text-properties officeooo:paragraph-rsid="002bf984"/>
    </style:style>
    <style:style style:name="P39" style:family="paragraph" style:parent-style-name="Text_20_body" style:list-style-name="L4">
      <style:paragraph-properties fo:line-height="100%"/>
      <style:text-properties officeooo:paragraph-rsid="002bf984"/>
    </style:style>
    <style:style style:name="P40" style:family="paragraph" style:parent-style-name="Text_20_body" style:list-style-name="L7">
      <style:paragraph-properties fo:margin-top="0cm" fo:margin-bottom="0cm" style:contextual-spacing="false" fo:line-height="100%"/>
      <style:text-properties officeooo:paragraph-rsid="002da753"/>
    </style:style>
    <style:style style:name="P41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02da753"/>
    </style:style>
    <style:style style:name="P42" style:family="paragraph" style:parent-style-name="Text_20_body" style:list-style-name="L3">
      <style:paragraph-properties fo:line-height="100%"/>
      <style:text-properties officeooo:paragraph-rsid="002aea7c"/>
    </style:style>
    <style:style style:name="P43" style:family="paragraph" style:parent-style-name="Text_20_body" style:list-style-name="L9">
      <style:paragraph-properties fo:margin-top="0cm" fo:margin-bottom="0cm" style:contextual-spacing="false" fo:line-height="100%"/>
      <style:text-properties officeooo:paragraph-rsid="002bf984"/>
    </style:style>
    <style:style style:name="P44" style:family="paragraph" style:parent-style-name="Text_20_body" style:list-style-name="L10">
      <style:paragraph-properties fo:margin-top="0cm" fo:margin-bottom="0cm" style:contextual-spacing="false" fo:line-height="100%"/>
      <style:text-properties officeooo:paragraph-rsid="002bf984"/>
    </style:style>
    <style:style style:name="P45" style:family="paragraph" style:parent-style-name="Text_20_body" style:list-style-name="L11">
      <style:paragraph-properties fo:margin-top="0cm" fo:margin-bottom="0cm" style:contextual-spacing="false" fo:line-height="100%"/>
      <style:text-properties officeooo:paragraph-rsid="002bf984"/>
    </style:style>
    <style:style style:name="P46" style:family="paragraph" style:parent-style-name="Text_20_body" style:list-style-name="L6">
      <style:paragraph-properties fo:margin-top="0cm" fo:margin-bottom="0cm" style:contextual-spacing="false" fo:line-height="100%"/>
      <style:text-properties officeooo:paragraph-rsid="002bf984"/>
    </style:style>
    <style:style style:name="P47" style:family="paragraph" style:parent-style-name="Text_20_body" style:list-style-name="L8">
      <style:paragraph-properties fo:margin-top="0cm" fo:margin-bottom="0cm" style:contextual-spacing="false" fo:line-height="100%"/>
      <style:text-properties officeooo:paragraph-rsid="002bf984"/>
    </style:style>
    <style:style style:name="P48" style:family="paragraph" style:parent-style-name="Text_20_body" style:list-style-name="L12">
      <style:paragraph-properties fo:margin-top="0cm" fo:margin-bottom="0cm" style:contextual-spacing="false" fo:line-height="100%"/>
      <style:text-properties officeooo:paragraph-rsid="002da753"/>
    </style:style>
    <style:style style:name="P49" style:family="paragraph" style:parent-style-name="Text_20_body" style:list-style-name="L13">
      <style:paragraph-properties fo:margin-top="0cm" fo:margin-bottom="0cm" style:contextual-spacing="false" fo:line-height="100%"/>
      <style:text-properties officeooo:paragraph-rsid="002da753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officeooo:paragraph-rsid="002bf984" style:font-size-asian="12pt" style:font-size-complex="12pt"/>
    </style:style>
    <style:style style:name="P51" style:family="paragraph" style:parent-style-name="Text_20_body" style:list-style-name="L4">
      <style:paragraph-properties fo:margin-left="0cm" fo:margin-right="0cm" fo:margin-top="0cm" fo:margin-bottom="0cm" style:contextual-spacing="false" fo:line-height="100%" fo:text-indent="-0.635cm" style:auto-text-indent="false"/>
      <style:text-properties fo:font-size="12pt" officeooo:paragraph-rsid="002bf984" style:font-size-asian="12pt" style:font-size-complex="12pt"/>
    </style:style>
    <style:style style:name="P52" style:family="paragraph" style:parent-style-name="Text_20_body" style:list-style-name="L4">
      <style:paragraph-properties fo:margin-top="0cm" fo:margin-bottom="0cm" style:contextual-spacing="false" fo:line-height="100%"/>
      <style:text-properties fo:font-size="12pt" officeooo:paragraph-rsid="002f4908" style:font-size-asian="12pt" style:font-size-complex="12pt"/>
    </style:style>
    <style:style style:name="P53" style:family="paragraph" style:parent-style-name="Text_20_body" style:list-style-name="L1">
      <style:paragraph-properties fo:margin-top="0cm" fo:margin-bottom="0cm" style:contextual-spacing="false" fo:line-height="100%"/>
      <style:text-properties fo:font-size="12pt" officeooo:paragraph-rsid="001cbbad" style:font-size-asian="12pt" style:font-size-complex="12pt"/>
    </style:style>
    <style:style style:name="P54" style:family="paragraph" style:parent-style-name="Text_20_body" style:list-style-name="L1">
      <style:paragraph-properties fo:line-height="100%"/>
      <style:text-properties fo:font-size="12pt" officeooo:paragraph-rsid="001cbbad" style:font-size-asian="12pt" style:font-size-complex="12pt"/>
    </style:style>
    <style:style style:name="P55" style:family="paragraph" style:parent-style-name="Text_20_body" style:list-style-name="L3">
      <style:paragraph-properties fo:margin-top="0cm" fo:margin-bottom="0cm" style:contextual-spacing="false" fo:line-height="100%"/>
      <style:text-properties fo:font-size="12pt" officeooo:paragraph-rsid="002bf984" style:font-size-asian="12pt" style:font-size-complex="12pt"/>
    </style:style>
    <style:style style:name="P56" style:family="paragraph" style:parent-style-name="Text_20_body" style:list-style-name="L3">
      <style:paragraph-properties fo:line-height="100%"/>
      <style:text-properties fo:font-size="12pt" officeooo:paragraph-rsid="002bf984" style:font-size-asian="12pt" style:font-size-complex="12pt"/>
    </style:style>
    <style:style style:name="P57" style:family="paragraph" style:parent-style-name="Text_20_body" style:list-style-name="L3">
      <style:paragraph-properties fo:margin-top="0cm" fo:margin-bottom="0cm" style:contextual-spacing="false" fo:line-height="100%"/>
      <style:text-properties fo:font-size="12pt" officeooo:paragraph-rsid="001cca25" style:font-size-asian="12pt" style:font-size-complex="12pt"/>
    </style:style>
    <style:style style:name="P58" style:family="paragraph" style:parent-style-name="Text_20_body" style:list-style-name="L3">
      <style:paragraph-properties fo:line-height="100%"/>
      <style:text-properties fo:font-size="12pt" officeooo:paragraph-rsid="001cca25" style:font-size-asian="12pt" style:font-size-complex="12pt"/>
    </style:style>
    <style:style style:name="P59" style:family="paragraph" style:parent-style-name="Text_20_body" style:list-style-name="L3">
      <style:paragraph-properties fo:margin-top="0cm" fo:margin-bottom="0cm" style:contextual-spacing="false" fo:line-height="100%"/>
      <style:text-properties fo:font-size="12pt" officeooo:paragraph-rsid="001cbbad" style:font-size-asian="12pt" style:font-size-complex="12pt"/>
    </style:style>
    <style:style style:name="P60" style:family="paragraph" style:parent-style-name="Text_20_body" style:list-style-name="L5">
      <style:paragraph-properties fo:margin-top="0cm" fo:margin-bottom="0cm" style:contextual-spacing="false" fo:line-height="100%"/>
      <style:text-properties fo:font-size="12pt" officeooo:paragraph-rsid="002bf984" style:font-size-asian="12pt" style:font-size-complex="12pt"/>
    </style:style>
    <style:style style:name="P61" style:family="paragraph" style:parent-style-name="Text_20_body" style:list-style-name="L5">
      <style:paragraph-properties fo:margin-top="0cm" fo:margin-bottom="0cm" style:contextual-spacing="false" fo:line-height="100%"/>
      <style:text-properties fo:font-size="12pt" officeooo:paragraph-rsid="002f4908" style:font-size-asian="12pt" style:font-size-complex="12pt"/>
    </style:style>
    <style:style style:name="P62" style:family="paragraph" style:parent-style-name="Text_20_body" style:list-style-name="L1">
      <style:paragraph-properties fo:line-height="100%"/>
      <style:text-properties fo:font-size="12pt" officeooo:rsid="002aea7c" officeooo:paragraph-rsid="002aea7c" style:font-size-asian="12pt" style:font-size-complex="12pt"/>
    </style:style>
    <style:style style:name="P63" style:family="paragraph" style:parent-style-name="Text_20_body" style:list-style-name="L7">
      <style:paragraph-properties fo:margin-left="0cm" fo:margin-right="0cm" fo:margin-top="0cm" fo:margin-bottom="0cm" style:contextual-spacing="false" fo:line-height="100%" fo:text-indent="-0.635cm" style:auto-text-indent="false"/>
      <style:text-properties fo:font-size="12pt" officeooo:rsid="0029b922" officeooo:paragraph-rsid="002aea7c" style:font-size-asian="12pt" style:font-size-complex="12pt"/>
    </style:style>
    <style:style style:name="P64" style:family="paragraph" style:parent-style-name="Text_20_body" style:list-style-name="L12">
      <style:paragraph-properties fo:margin-top="0cm" fo:margin-bottom="0cm" style:contextual-spacing="false" fo:line-height="100%"/>
      <style:text-properties fo:font-size="12pt" officeooo:rsid="0029b922" officeooo:paragraph-rsid="002da753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2522" style:font-weight-asian="bold" style:font-weight-complex="bold"/>
    </style:style>
    <style:style style:name="T3" style:family="text">
      <style:text-properties fo:font-weight="normal" officeooo:rsid="00192522" style:font-weight-asian="normal" style:font-weight-complex="normal"/>
    </style:style>
    <style:style style:name="T4" style:family="text">
      <style:text-properties fo:color="#e91e63" loext:opacity="100%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e91e63" loext:opacity="100%" fo:font-style="italic" fo:font-weight="normal" officeooo:rsid="002971db" style:font-style-asian="italic" style:font-weight-asian="normal" style:font-style-complex="italic" style:font-weight-complex="normal"/>
    </style:style>
    <style:style style:name="T6" style:family="text">
      <style:text-properties fo:color="#e91e63" loext:opacity="100%" fo:font-style="italic" fo:font-weight="normal" officeooo:rsid="00192522" style:font-style-asian="italic" style:font-weight-asian="normal" style:font-style-complex="italic" style:font-weight-complex="normal"/>
    </style:style>
    <style:style style:name="T7" style:family="text">
      <style:text-properties fo:color="#e91e63" loext:opacity="100%" fo:font-style="italic" style:font-style-asian="italic" style:font-style-complex="italic"/>
    </style:style>
    <style:style style:name="T8" style:family="text">
      <style:text-properties fo:color="#e91e63" loext:opacity="100%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e91e63" loext:opacity="100%" fo:font-size="12pt" fo:font-weight="normal" officeooo:rsid="002bf984" style:font-size-asian="12pt" style:font-weight-asian="normal" style:font-size-complex="12pt" style:font-weight-complex="normal"/>
    </style:style>
    <style:style style:name="T10" style:family="text">
      <style:text-properties fo:color="#e91e63" loext:opacity="100%" fo:font-size="12pt" fo:font-style="italic" fo:font-weight="normal" officeooo:rsid="002bf984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color="#e91e63" loext:opacity="100%" fo:font-size="12pt" fo:font-style="italic" fo:font-weight="normal" officeooo:rsid="002971db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color="#e91e63" loext:opacity="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color="#e91e63" loext:opacity="100%" fo:font-size="14pt" fo:font-style="italic" fo:font-weight="normal" officeooo:rsid="0029b922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color="#e91e63" loext:opacity="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e91e63" loext:opacity="100%" fo:font-size="14pt" fo:font-style="normal" fo:font-weight="normal" officeooo:rsid="0029b922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e91e63" loext:opacity="100%" fo:font-size="14pt" fo:font-style="normal" fo:font-weight="normal" officeooo:rsid="002da753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loext:opacity="100%" fo:font-size="12pt" fo:font-style="normal" fo:font-weight="normal" officeooo:rsid="0019252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fo:font-size="12pt" fo:font-style="normal" fo:font-weight="normal" officeooo:rsid="0019252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loext:opacity="100%" fo:font-size="12pt" fo:font-style="normal" fo:font-weight="normal" officeooo:rsid="0029b92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2aea7c" style:font-size-asian="12pt" style:font-size-complex="12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bf984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aea7c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192522" style:font-size-asian="12pt" style:font-weight-asian="normal" style:font-size-complex="12pt" style:font-weight-complex="normal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192522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.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7">Visão Geral </text:span></text:h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9"><text:span text:style-name="Strong_20_Emphasis"><text:span text:style-name="T20">Cadastro:</text:span></text:span><text:span text:style-name="Strong_20_Emphasis"><text:span text:style-name="T8"> </text:span></text:span><text:span text:style-name="Strong_20_Emphasis"><text:span text:style-name="T9">ok</text:span></text:span></text:p>
            <text:list xml:id="list2518507673" text:style-name="L1">
              <text:list-item>
                <text:p text:style-name="P53">Cadastro de produtos</text:p>
              </text:list-item>
              <text:list-item>
                <text:p text:style-name="P53">Cadastro de clientes</text:p>
              </text:list-item>
              <text:list-item>
                <text:p text:style-name="P53">Cadastro de vendedores</text:p>
              </text:list-item>
              <text:list-item>
                <text:p text:style-name="P53">Cadastro de finalizadores</text:p>
              </text:list-item>
              <text:list-item>
                <text:p text:style-name="P54">Cadastro de fornecedores</text:p>
              </text:list-item>
              <text:list-item>
                <text:p text:style-name="P62">Cadastro de notas fiscais</text:p>
              </text:list-item>
              <text:list-item>
                <text:p text:style-name="P62">Cadastro de itens de estoque </text:p>
              </text:list-item>
              <text:list-item>
                <text:p text:style-name="P62">Ficha técnica do produto</text:p>
              </text:list-item>
            </text:list>
            <text:p text:style-name="P35"><text:span text:style-name="Strong_20_Emphasis"><text:span text:style-name="T20">Vendas: </text:span></text:span><text:span text:style-name="Strong_20_Emphasis"><text:span text:style-name="T10">ok</text:span></text:span></text:p>
            <text:list xml:id="list1658134206" text:style-name="L2">
              <text:list-item>
                <text:p text:style-name="P30"><text:span text:style-name="Strong_20_Emphasis"><text:span text:style-name="T23">Registro de vendas</text:span></text:span></text:p>
              </text:list-item>
            </text:list>
          </table:table-cell>
          <table:table-cell table:style-name="Tabela1.A1" office:value-type="string">
            <text:list xml:id="list3922620443" text:style-name="L3">
              <text:list-item>
                <text:p text:style-name="P41"><text:span text:style-name="T26">Menu gerencial </text:span><text:span text:style-name="Strong_20_Emphasis"><text:span text:style-name="T9">ok</text:span></text:span></text:p>
                <text:p text:style-name="P55"><text:span text:style-name="T1"/></text:p>
              </text:list-item>
              <text:list-item>
                <text:p text:style-name="P34"><text:span text:style-name="Strong_20_Emphasis"><text:span text:style-name="T26">Menu fiscal </text:span></text:span><text:span text:style-name="Strong_20_Emphasis"><text:span text:style-name="T9">ok</text:span></text:span></text:p>
                <text:p text:style-name="P42"><text:span text:style-name="Strong_20_Emphasis"><text:span text:style-name="T20"/></text:span></text:p>
              </text:list-item>
            </text:list>
            <text:p text:style-name="P37"><text:span text:style-name="Strong_20_Emphasis"><text:span text:style-name="T20">Estoque: </text:span></text:span><text:span text:style-name="Strong_20_Emphasis"><text:span text:style-name="T9">ok</text:span></text:span></text:p>
            <text:list xml:id="list203911470442849" text:continue-numbering="true" text:style-name="L3">
              <text:list-item>
                <text:p text:style-name="P57">Ajuste de estoque</text:p>
              </text:list-item>
              <text:list-item>
                <text:p text:style-name="P57">Ajuste de custos</text:p>
              </text:list-item>
              <text:list-item>
                <text:p text:style-name="P57">Contagem mensal</text:p>
              </text:list-item>
              <text:list-item>
                <text:p text:style-name="P58"><text:span text:style-name="T3">Notas fiscais de entrada</text:span></text:p>
                <text:p text:style-name="P58"><text:span text:style-name="T3"/></text:p>
              </text:list-item>
            </text:list>
            <text:p text:style-name="P37"><text:span text:style-name="Strong_20_Emphasis"><text:span text:style-name="T20">Financeiro: </text:span></text:span><text:span text:style-name="Strong_20_Emphasis"><text:span text:style-name="T9">ok</text:span></text:span></text:p>
            <text:list xml:id="list203911686941322" text:continue-numbering="true" text:style-name="L3">
              <text:list-item>
                <text:p text:style-name="P55">Controle administrativo</text:p>
              </text:list-item>
              <text:list-item>
                <text:p text:style-name="P55">Lançamento de despesas</text:p>
              </text:list-item>
              <text:list-item>
                <text:p text:style-name="P31"><text:span text:style-name="Strong_20_Emphasis"><text:span text:style-name="T22">Lançamento de receita</text:span></text:span></text:p>
              </text:list-item>
            </text:list>
          </table:table-cell>
          <table:table-cell table:style-name="Tabela1.C1" office:value-type="string">
            <text:p text:style-name="P9"><text:span text:style-name="Strong_20_Emphasis"><text:span text:style-name="T20">Relatório: </text:span></text:span><text:span text:style-name="Strong_20_Emphasis"><text:span text:style-name="T9">ok</text:span></text:span></text:p>
            <text:list xml:id="list203912326998647" text:continue-numbering="true" text:style-name="L3">
              <text:list-header>
                <text:p text:style-name="P13"><text:span text:style-name="Strong_20_Emphasis"><text:span text:style-name="T20"/></text:span></text:p>
              </text:list-header>
              <text:list-item>
                <text:p text:style-name="P59">Relatório de estoque</text:p>
              </text:list-item>
              <text:list-item>
                <text:p text:style-name="P59">Relatório financeiro</text:p>
              </text:list-item>
              <text:list-item>
                <text:p text:style-name="P59">Relatório de despesas</text:p>
              </text:list-item>
              <text:list-item>
                <text:p text:style-name="P56">Relatório de receita</text:p>
              </text:list-item>
            </text:list>
            <text:p text:style-name="P36"><text:span text:style-name="Strong_20_Emphasis"><text:span text:style-name="T26"/></text:span></text:p>
            <text:p text:style-name="P36"><text:span text:style-name="Strong_20_Emphasis"><text:span text:style-name="T26">Configurações </text:span></text:span><text:span text:style-name="Strong_20_Emphasis"><text:span text:style-name="T9">ok</text:span></text:span></text:p>
            <text:list xml:id="list203911525320656" text:continue-numbering="true" text:style-name="L3">
              <text:list-header>
                <text:p text:style-name="P32"><text:span text:style-name="Strong_20_Emphasis"><text:span text:style-name="T22"/></text:span></text:p>
              </text:list-header>
            </text:list>
          </table:table-cell>
        </table:table-row>
      </table:table>
      <text:h text:style-name="P4" text:outline-level="1"><text:span text:style-name="Strong_20_Emphasis"><text:span text:style-name="T12">ENTREGA PARA O DIA </text:span></text:span><text:span text:style-name="Strong_20_Emphasis"><text:span text:style-name="T13">28</text:span></text:span><text:span text:style-name="Strong_20_Emphasis"><text:span text:style-name="T12">/1</text:span></text:span><text:span text:style-name="Strong_20_Emphasis"><text:span text:style-name="T13">0</text:span></text:span><text:span text:style-name="Strong_20_Emphasis"><text:span text:style-name="T12">/2023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8">Responsável:<text:span text:style-name="T4"> </text:span><text:span text:style-name="T5">Gabriel</text:span></text:p>
            <text:list xml:id="list399329367" text:style-name="L4">
              <text:list-header>
                <text:p text:style-name="P8"><text:span text:style-name="Strong_20_Emphasis"><text:span text:style-name="T20"/></text:span></text:p>
              </text:list-header>
            </text:list>
            <text:list xml:id="list1534501219" text:style-name="L5">
              <text:list-item>
                <text:p text:style-name="P60">Cadastro de produtos</text:p>
                <text:p text:style-name="P61"/>
              </text:list-item>
              <text:list-item>
                <text:p text:style-name="P61">Cadastro de fornecedores</text:p>
                <text:p text:style-name="P60"/>
              </text:list-item>
            </text:list>
            <text:list xml:id="list203911758419362" text:continue-list="list399329367" text:style-name="L4">
              <text:list-item>
                <text:p text:style-name="P51"/>
              </text:list-item>
            </text:list>
          </table:table-cell>
          <table:table-cell table:style-name="Tabela2.A1" office:value-type="string">
            <text:p text:style-name="P19">Responsável:<text:span text:style-name="T4"> </text:span><text:span text:style-name="T5">Beatryz </text:span></text:p>
            <text:list xml:id="list203911235910428" text:continue-numbering="true" text:style-name="L4">
              <text:list-header>
                <text:p text:style-name="P23"/>
              </text:list-header>
              <text:list-item>
                <text:p text:style-name="P38"><text:span text:style-name="T25">Cadastro de vendedores</text:span></text:p>
              </text:list-item>
              <text:list-item>
                <text:p text:style-name="P52"><text:span text:style-name="T20">Cadastro de clientes</text:span></text:p>
              </text:list-item>
              <text:list-item>
                <text:p text:style-name="P38"><text:span text:style-name="Strong_20_Emphasis"><text:span text:style-name="T24">Cadastro de notas fiscais</text:span></text:span></text:p>
              </text:list-item>
            </text:list>
          </table:table-cell>
          <table:table-cell table:style-name="Tabela2.C1" office:value-type="string">
            <text:p text:style-name="P10"><text:span text:style-name="Strong_20_Emphasis"><text:span text:style-name="T27">Responsável: </text:span></text:span><text:span text:style-name="Strong_20_Emphasis"><text:span text:style-name="T11">André</text:span></text:span></text:p>
            <text:list xml:id="list203911783866858" text:continue-numbering="true" text:style-name="L4">
              <text:list-header>
                <text:p text:style-name="P14"><text:span text:style-name="Strong_20_Emphasis"><text:span text:style-name="T20"/></text:span></text:p>
              </text:list-header>
              <text:list-item>
                <text:p text:style-name="P39"><text:span text:style-name="T21">Cadastro de itens de estoque </text:span></text:p>
              </text:list-item>
              <text:list-item>
                <text:p text:style-name="P39"><text:span text:style-name="Strong_20_Emphasis"><text:span text:style-name="T24">Ficha técnica do produto</text:span></text:span></text:p>
              </text:list-item>
              <text:list-item>
                <text:p text:style-name="P39"><text:span text:style-name="Strong_20_Emphasis"><text:span text:style-name="T24">Registro de vend</text:span></text:span><text:span text:style-name="Strong_20_Emphasis"><text:span text:style-name="T23">as</text:span></text:span></text:p>
              </text:list-item>
            </text:list>
          </table:table-cell>
        </table:table-row>
      </table:table>
      <text:h text:style-name="P2" text:outline-level="1" text:is-list-header="true"><text:span text:style-name="Strong_20_Emphasis"><text:span text:style-name="T12">ENTREGA PARA O DIA </text:span></text:span><text:span text:style-name="Strong_20_Emphasis"><text:span text:style-name="T13">04</text:span></text:span><text:span text:style-name="Strong_20_Emphasis"><text:span text:style-name="T12">/</text:span></text:span><text:span text:style-name="Strong_20_Emphasis"><text:span text:style-name="T13">11</text:span></text:span><text:span text:style-name="Strong_20_Emphasis"><text:span text:style-name="T12">/2023</text:span></text:span></text:h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0">Responsável:<text:span text:style-name="T4"> </text:span></text:p>
            <text:p text:style-name="P21"><text:span text:style-name="T4"/></text:p>
            <text:list xml:id="list2119562781" text:style-name="L9">
              <text:list-item>
                <text:p text:style-name="P43"><text:span text:style-name="T22">Menu gerencial</text:span></text:p>
              </text:list-item>
              <text:list-item>
                <text:p text:style-name="P43"><text:span text:style-name="Strong_20_Emphasis"><text:span text:style-name="T22">Menu fiscal</text:span></text:span></text:p>
              </text:list-item>
            </text:list>
          </table:table-cell>
          <table:table-cell table:style-name="Tabela3.A1" office:value-type="string">
            <text:p text:style-name="P24"><text:span text:style-name="T2">Responsável:</text:span><text:span text:style-name="T6"> </text:span></text:p>
            <text:p text:style-name="P24"><text:span text:style-name="T6"/></text:p>
            <text:list xml:id="list1520609847" text:style-name="L10">
              <text:list-item>
                <text:p text:style-name="P44"><text:span text:style-name="T20">Ajuste de estoque</text:span></text:p>
              </text:list-item>
              <text:list-item>
                <text:p text:style-name="P44"><text:span text:style-name="Strong_20_Emphasis"><text:span text:style-name="T17">Ajuste de custos</text:span></text:span></text:p>
              </text:list-item>
            </text:list>
          </table:table-cell>
          <table:table-cell table:style-name="Tabela3.C1" office:value-type="string">
            <text:p text:style-name="P15"><text:span text:style-name="Strong_20_Emphasis"><text:span text:style-name="T27">Responsável: </text:span></text:span></text:p>
            <text:p text:style-name="P16"><text:span text:style-name="Strong_20_Emphasis"><text:span text:style-name="T27"/></text:span></text:p>
            <text:list xml:id="list976395950" text:style-name="L11">
              <text:list-item>
                <text:p text:style-name="P17"><text:span text:style-name="T20">Contagem mensal</text:span></text:p>
              </text:list-item>
              <text:list-item>
                <text:p text:style-name="P45"><text:span text:style-name="Strong_20_Emphasis"><text:span text:style-name="T18">Notas fiscais de entrada</text:span></text:span></text:p>
              </text:list-item>
            </text:list>
          </table:table-cell>
        </table:table-row>
      </table:table>
      <text:h text:style-name="P2" text:outline-level="1" text:is-list-header="true"><text:span text:style-name="Strong_20_Emphasis"><text:span text:style-name="T12">ENTREGA PARA O DIA </text:span></text:span><text:span text:style-name="Strong_20_Emphasis"><text:span text:style-name="T13">11</text:span></text:span><text:span text:style-name="Strong_20_Emphasis"><text:span text:style-name="T12">/</text:span></text:span><text:span text:style-name="Strong_20_Emphasis"><text:span text:style-name="T13">11</text:span></text:span><text:span text:style-name="Strong_20_Emphasis"><text:span text:style-name="T12">/2023</text:span></text:span>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0">Responsável:<text:span text:style-name="T4"> </text:span></text:p>
            <text:p text:style-name="P20"><text:span text:style-name="T4"/></text:p>
            <text:list xml:id="list3784781247" text:style-name="L6">
              <text:list-item>
                <text:p text:style-name="P46"><text:span text:style-name="T20">Controle administrativo</text:span></text:p>
              </text:list-item>
            </text:list>
            <text:list xml:id="list3267826810" text:style-name="L7">
              <text:list-header>
                <text:p text:style-name="P63"><text:span text:style-name="T3"/></text:p>
              </text:list-header>
            </text:list>
          </table:table-cell>
          <table:table-cell table:style-name="Tabela5.A1" office:value-type="string">
            <text:p text:style-name="P25"><text:span text:style-name="T2">Responsável:</text:span><text:span text:style-name="T6"> </text:span></text:p>
            <text:list xml:id="list1105135544" text:style-name="L8">
              <text:list-header>
                <text:p text:style-name="P6"><text:span text:style-name="Strong_20_Emphasis"><text:span text:style-name="T17"/></text:span></text:p>
              </text:list-header>
              <text:list-item>
                <text:p text:style-name="P47"><text:span text:style-name="Strong_20_Emphasis"><text:span text:style-name="T17">Lançamento de despesas</text:span></text:span></text:p>
              </text:list-item>
            </text:list>
          </table:table-cell>
          <table:table-cell table:style-name="Tabela5.C1" office:value-type="string">
            <text:p text:style-name="P11"><text:span text:style-name="Strong_20_Emphasis"><text:span text:style-name="T27">Responsável: </text:span></text:span></text:p>
            <text:list xml:id="list203911428390044" text:continue-numbering="true" text:style-name="L8">
              <text:list-header>
                <text:p text:style-name="P27"/>
              </text:list-header>
              <text:list-item>
                <text:p text:style-name="P47"><text:span text:style-name="Strong_20_Emphasis"><text:span text:style-name="T19">Lançamento de receita</text:span></text:span></text:p>
              </text:list-item>
            </text:list>
          </table:table-cell>
        </table:table-row>
      </table:table>
      <text:h text:style-name="P3" text:outline-level="1"><text:span text:style-name="Strong_20_Emphasis"><text:span text:style-name="T14">ENTREGA PARA O DIA </text:span></text:span><text:span text:style-name="Strong_20_Emphasis"><text:span text:style-name="T15">1</text:span></text:span><text:span text:style-name="Strong_20_Emphasis"><text:span text:style-name="T16">8</text:span></text:span><text:span text:style-name="Strong_20_Emphasis"><text:span text:style-name="T14">/</text:span></text:span><text:span text:style-name="Strong_20_Emphasis"><text:span text:style-name="T15">11</text:span></text:span><text:span text:style-name="Strong_20_Emphasis"><text:span text:style-name="T14">/2023</text:span></text:span></text:h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22">Responsável:<text:span text:style-name="T4"> </text:span></text:p>
            <text:list xml:id="list203911670793165" text:continue-list="list3267826810" text:style-name="L7">
              <text:list-header>
                <text:p text:style-name="P5"><text:span text:style-name="Strong_20_Emphasis"><text:span text:style-name="T25"/></text:span></text:p>
              </text:list-header>
            </text:list>
            <text:list xml:id="list1392291201" text:style-name="L12">
              <text:list-item>
                <text:p text:style-name="P48"><text:span text:style-name="T20">Relatório de estoque</text:span></text:p>
              </text:list-item>
              <text:list-item>
                <text:p text:style-name="P64"><text:span text:style-name="T3">Relatório financeiro</text:span></text:p>
              </text:list-item>
            </text:list>
          </table:table-cell>
          <table:table-cell table:style-name="Tabela4.A1" office:value-type="string">
            <text:p text:style-name="P26"><text:span text:style-name="T2">Responsável:</text:span><text:span text:style-name="T6"> </text:span></text:p>
            <text:list xml:id="list203912817305931" text:continue-list="list203911670793165" text:style-name="L7">
              <text:list-header>
                <text:p text:style-name="P7"><text:span text:style-name="Strong_20_Emphasis"><text:span text:style-name="T17"/></text:span></text:p>
              </text:list-header>
            </text:list>
            <text:list xml:id="list1762421110" text:style-name="L13">
              <text:list-item>
                <text:p text:style-name="P49"><text:span text:style-name="T20">Relatório de despesas</text:span></text:p>
              </text:list-item>
              <text:list-item>
                <text:p text:style-name="P33"><text:span text:style-name="Strong_20_Emphasis"><text:span text:style-name="T17">Relatório de receita</text:span></text:span></text:p>
              </text:list-item>
            </text:list>
          </table:table-cell>
          <table:table-cell table:style-name="Tabela4.C1" office:value-type="string">
            <text:list xml:id="list203911699748886" text:continue-list="list203912817305931" text:style-name="L7">
              <text:list-item>
                <text:p text:style-name="P12"><text:span text:style-name="Strong_20_Emphasis"><text:span text:style-name="T27">Responsável: </text:span></text:span></text:p>
                <text:p text:style-name="P28"/>
              </text:list-item>
              <text:list-item>
                <text:p text:style-name="P40"><text:span text:style-name="Strong_20_Emphasis"><text:span text:style-name="T19">Configurações</text:span></text:span></text:p>
              </text:list-item>
            </text:list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2:42:26.501368581</meta:creation-date>
    <dc:date>2023-10-23T20:39:10.458249999</dc:date>
    <meta:editing-duration>PT27M46S</meta:editing-duration>
    <meta:editing-cycles>1</meta:editing-cycles>
    <meta:document-statistic meta:table-count="5" meta:image-count="0" meta:object-count="0" meta:page-count="1" meta:paragraph-count="84" meta:word-count="243" meta:character-count="1338" meta:non-whitespace-character-count="1211"/>
    <meta:generator>LibreOffice/7.3.7.2$Linux_X86_64 LibreOffice_project/30$Build-2</meta:generator>
  </office:meta>
</office:document-meta>
</file>